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fo:font-size="12pt" style:text-underline-style="solid" style:text-underline-width="auto" style:text-underline-color="font-color" fo:font-weight="bold" officeooo:rsid="00120c52" officeooo:paragraph-rsid="00120c52" fo:background-color="#7ffe00" style:font-size-asian="12pt" style:font-weight-asian="bold" style:font-size-complex="12pt" style:font-weight-complex="bold"/>
    </style:style>
    <style:style style:name="P2"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paragraph-rsid="0012580d"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paragraph-rsid="00119840"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list-style-name="WW8Num1">
      <style:paragraph-properties fo:margin-left="1.27cm" fo:margin-right="0cm" fo:margin-top="0.302cm" fo:margin-bottom="0.302cm" style:contextual-spacing="false" fo:line-height="100%" fo:text-align="justify" style:justify-single-word="false" fo:hyphenation-ladder-count="no-limit" fo:text-indent="-0.635cm" style:auto-text-indent="false"/>
      <style:text-properties style:font-name="Times New Roman" fo:font-size="12pt" officeooo:paragraph-rsid="00119840"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rsid="0012580d" officeooo:paragraph-rsid="0012580d"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rsid="0015a0e2" officeooo:paragraph-rsid="0015a0e2"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use-window-font-color="true" loext:opacity="0%" style:font-name="Times New Roman" fo:font-size="12pt" fo:language="es" fo:country="ES" officeooo:paragraph-rsid="00119840" style:font-name-asian="Calibri" style:font-size-asian="12pt" style:language-asian="zh" style:country-asian="CN" style:font-name-complex="Times New Roman"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use-window-font-color="true" loext:opacity="0%" style:font-name="Times New Roman" fo:font-size="12pt" fo:language="es" fo:country="ES" officeooo:rsid="0012580d" officeooo:paragraph-rsid="0012580d" style:font-name-asian="Calibri" style:font-size-asian="12pt" style:language-asian="zh" style:country-asian="CN" style:font-name-complex="Times New Roman"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use-window-font-color="true" loext:opacity="0%" style:font-name="Times New Roman" fo:font-size="12pt" fo:language="es" fo:country="ES" officeooo:rsid="0013db55" officeooo:paragraph-rsid="0013db55" style:font-name-asian="Calibri" style:font-size-asian="12pt" style:language-asian="zh" style:country-asian="CN" style:font-name-complex="Times New Roman"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10" style:family="paragraph" style:parent-style-name="Text_20_body" style:list-style-name="WW8Num1">
      <style:text-properties officeooo:paragraph-rsid="00119840"/>
    </style:style>
    <style:style style:name="P11" style:family="paragraph" style:parent-style-name="Text_20_body" style:list-style-name="WW8Num1">
      <style:text-properties fo:font-size="12pt" officeooo:paragraph-rsid="00119840" style:font-size-asian="12pt" style:font-size-complex="12pt"/>
    </style:style>
    <style:style style:name="P12" style:family="paragraph" style:parent-style-name="Text_20_body" style:list-style-name="WW8Num1">
      <style:text-properties fo:font-size="12pt" officeooo:rsid="00120c52" officeooo:paragraph-rsid="00120c52" style:font-size-asian="12pt" style:font-size-complex="12pt"/>
    </style:style>
    <style:style style:name="P13" style:family="paragraph" style:parent-style-name="Text_20_body">
      <style:text-properties fo:font-size="12pt" officeooo:rsid="00120c52" officeooo:paragraph-rsid="00120c52" style:font-size-asian="12pt" style:font-size-complex="12pt"/>
    </style:style>
    <style:style style:name="P14" style:family="paragraph" style:parent-style-name="Text_20_body" style:list-style-name="WW8Num1">
      <style:text-properties fo:font-size="12pt" officeooo:rsid="0012580d" officeooo:paragraph-rsid="0012580d" style:font-size-asian="12pt" style:font-size-complex="12pt"/>
    </style:style>
    <style:style style:name="P15" style:family="paragraph" style:parent-style-name="Text_20_body">
      <style:text-properties fo:font-size="12pt" officeooo:rsid="0015a0e2" officeooo:paragraph-rsid="0015a0e2" style:font-size-asian="12pt" style:font-size-complex="12pt"/>
    </style:style>
    <style:style style:name="P16" style:family="paragraph" style:parent-style-name="Text_20_body" style:list-style-name="WW8Num1">
      <style:text-properties fo:font-size="12pt" officeooo:rsid="0015a0e2" officeooo:paragraph-rsid="0015a0e2" style:font-size-asian="12pt" style:font-size-complex="12pt"/>
    </style:style>
    <style:style style:name="P17" style:family="paragraph" style:parent-style-name="Text_20_body" style:list-style-name="WW8Num1">
      <style:text-properties fo:font-size="12pt" officeooo:rsid="001aa719" officeooo:paragraph-rsid="001aa719" style:font-size-asian="12pt" style:font-size-complex="12pt"/>
    </style:style>
    <style:style style:name="P18" style:family="paragraph" style:parent-style-name="Text_20_body">
      <style:text-properties fo:font-size="12pt" officeooo:rsid="001aa719" officeooo:paragraph-rsid="001aa719" style:font-size-asian="12pt" style:font-size-complex="12pt"/>
    </style:style>
    <style:style style:name="P19" style:family="paragraph" style:parent-style-name="Text_20_body"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paragraph-rsid="0012580d"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20" style:family="paragraph" style:parent-style-name="Text_20_body"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rsid="0015a0e2" officeooo:paragraph-rsid="0015a0e2"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21" style:family="paragraph" style:parent-style-name="Text_20_body">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rsid="0015a0e2" officeooo:paragraph-rsid="0015a0e2"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22" style:family="paragraph">
      <loext:graphic-properties draw:fill="none" draw:fill-color="#ffffff"/>
      <style:paragraph-properties style:writing-mode="lr-tb"/>
    </style:style>
    <style:style style:name="T1" style:family="text">
      <style:text-properties style:font-name="Times New Roman" fo:font-size="12pt" style:font-name-asian="Calibri" style:font-size-asian="12pt" style:font-name-complex="Times New Roman" style:font-size-complex="12pt"/>
    </style:style>
    <style:style style:name="T2" style:family="text">
      <style:text-properties fo:color="#000000" loext:opacity="100%" style:font-name="Times New Roman" fo:font-size="12pt" fo:language="es" fo:country="ES" fo:font-style="normal" style:text-underline-style="none" fo:font-weight="normal" fo:background-color="transparent" loext:char-shading-value="0" style:font-name-asian="Calibri" style:font-size-asian="12pt" style:font-style-asian="normal" style:font-weight-asian="normal" style:font-name-complex="Times New Roman" style:font-size-complex="12pt" style:font-style-complex="normal" style:font-weight-complex="normal"/>
    </style:style>
    <style:style style:name="T3" style:family="text">
      <style:text-properties officeooo:rsid="0015a0e2"/>
    </style:style>
    <style:style style:name="T4" style:family="text">
      <style:text-properties style:text-position="0% 100%" officeooo:rsid="0015a0e2"/>
    </style:style>
    <style:style style:name="gr1" style:family="graphic">
      <style:graphic-properties draw:stroke="none" draw:fill="none" draw:fill-color="#ffffff" draw:textarea-horizontal-align="left" draw:textarea-vertical-align="middle" draw:auto-grow-height="false" fo:min-height="0.455cm" fo:min-width="0.512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ESTIONARIO DE HARDWARE DE UN SISTEMA INFORMÁTICO</text:p>
      <text:list xml:id="list1812580318" text:style-name="WW8Num1">
        <text:list-item>
          <text:p text:style-name="P11">Define sistema informático y sus componentes.</text:p>
        </text:list-item>
      </text:list>
      <text:p text:style-name="P15"><text:tab/>-Un sistema informático es la ciencia que estudia el tratamiento automatizado de la <text:tab/>información.</text:p>
      <text:p text:style-name="P15"><text:tab/>-Es el conjunto de varias partes interrelacionadas, hardware, software y personal informático</text:p>
      <text:list xml:id="list5233041929529" text:continue-numbering="true" text:style-name="WW8Num1">
        <text:list-item>
          <text:p text:style-name="P12">Clasifica los tipos de ordenadores según su uso y características</text:p>
        </text:list-item>
      </text:list>
      <text:p text:style-name="P13">- <text:span text:style-name="Strong_20_Emphasis"><text:span text:style-name="T4">Supercomputadoras</text:span></text:span><text:span text:style-name="T4">. Máquinas enormes, con cientos de miles de núcleos de procesamiento, cuya capacidad de cálculo supera por millones de vecess la potencia de los ordenadores comunes. Su uso principal es para la realización de cálculos en complejos modelos científicos.</text:span></text:p>
      <text:p text:style-name="P13"><text:span text:style-name="T4">- </text:span><text:span text:style-name="Strong_20_Emphasis"><text:span text:style-name="T4">Mainframe</text:span></text:span><text:span text:style-name="T4"> (unidad central). Es una computadora grande, potente y costosa, usada principalmente para el procesamiento de una gran cantidad de datos (como el procesamiento de transacciones bancarias)</text:span></text:p>
      <text:p text:style-name="P13"><text:span text:style-name="T4">-</text:span><text:span text:style-name="Strong_20_Emphasis"><text:span text:style-name="T4">Servidores</text:span></text:span><text:span text:style-name="T4">. Es una máquina que provee una funcionalidad para otras máquinas llamadas “clientes”. El servidor puede dar uno o varios servicios a otros equipos clientes, como compartición de datos o recursos, o llevar a cabo tareas de computación para otros equipos. Normalmente son más potentes que las máquinas comunes(los clientes) pero a veces pueden ser máquinas con poca potencia que suministran servicios básicos</text:span></text:p>
      <text:p text:style-name="P13"><text:span text:style-name="T4">-</text:span><text:span text:style-name="Strong_20_Emphasis"><text:span text:style-name="T4">Ordenadores personales</text:span></text:span><text:span text:style-name="T4">. Son ordenadores destinados a ser usados directamente por un usuario</text:span></text:p>
      <text:p text:style-name="P13"><text:span text:style-name="T4"><text:tab/></text:span></text:p>
      <text:list xml:id="list5232633479847" text:continue-numbering="true" text:style-name="WW8Num1">
        <text:list-item>
          <text:p text:style-name="P11">Realiza un gráfico de la arquitectura de Von Neumann. Explica la función de cada uno de sus componentes.</text:p>
          <text:p text:style-name="P16">Los componentes son los siguientes:</text:p>
          <text:list>
            <text:list-item>
              <text:p text:style-name="P16">Unidad central de proceso(CPU) que contiene:</text:p>
              <text:list>
                <text:list-item>
                  <text:p text:style-name="P16">Una unidad aritmético-lógica(UAL oALU).</text:p>
                </text:list-item>
                <text:list-item>
                  <text:p text:style-name="P16">Una unidad de control(UC o CU).</text:p>
                </text:list-item>
                <text:list-item>
                  <text:p text:style-name="P16">Una serie de registros internos.</text:p>
                </text:list-item>
              </text:list>
            </text:list-item>
            <text:list-item>
              <text:p text:style-name="P16">Una unidad de memoria que almacena datos e instrucciones de los programas que se están ejecutando</text:p>
            </text:list-item>
            <text:list-item>
              <text:p text:style-name="P16">Unidades de entrada y salida que permiten la introducción de datos e instrucciones y la extracción de resultados</text:p>
            </text:list-item>
            <text:list-item>
              <text:p text:style-name="P16">Unos buses de comunicación que conectan a las distintas unidades entre ellas, por donde se envían los datos, instrucciones, direcciones de memoria y señales de control.</text:p>
              <text:p text:style-name="P16">*insertar imagen del esquema de la arquitectura*</text:p>
            </text:list-item>
          </text:list>
        </text:list-item>
      </text:list>
      <text:p text:style-name="P15"/>
      <text:p text:style-name="P15"/>
      <text:list xml:id="list5232502063103" text:continue-numbering="true" text:style-name="WW8Num1">
        <text:list-item>
          <text:p text:style-name="P19"><text:soft-page-break/>Indica la unidad básica y múltiplos para expresar la cantidad de almacenamiento en una memoria. ¿Cómo se realiza la conversión entre distintas unidades de almacenamiento?</text:p>
          <text:p text:style-name="P20">La cantidad mínima de información representable por un ordenador es un bit(0 y 1). A un conjuntos de ocho bits se le conoce como un byte, se usan múltiplos del mismo para representar cantidades.</text:p>
        </text:list-item>
      </text:list>
      <text:p text:style-name="P21"><text:tab/>De bits a bytes se divide entre 8, de bytes a kib, de kib a mib, de mib a gib, etc. Se divide entre 1024. si queremos pasar de gib a mib se multiplica x1024 y de bytes a bits se multiplica x8.</text:p>
      <text:list xml:id="list5232776614869" text:continue-numbering="true" text:style-name="WW8Num1">
        <text:list-item>
          <text:p text:style-name="P2">Indica mediante un gráfico, cómo es la jerarquía de memorias en un sistema informático.</text:p>
          <text:p text:style-name="P6">*insertar foto de esquema jeraquia de la memoria*</text:p>
        </text:list-item>
        <text:list-item>
          <text:p text:style-name="P14">Qué son los buses de comunicación. Indica los tipos de buses.</text:p>
          <text:p text:style-name="P16">Son los caminos por los cuales viaja la información. Estos están compuestos por cables o líneas eléctricas.</text:p>
          <text:p text:style-name="P16">Existen los buses de datos, los buses de direcciones y los buses de control.</text:p>
        </text:list-item>
        <text:list-item>
          <text:p text:style-name="P14">Indica las características de las fuentes de alimentación.</text:p>
          <text:list>
            <text:list-item>
              <text:p text:style-name="P16">Factor forma</text:p>
              <text:list>
                <text:list-item>
                  <text:p text:style-name="P16">Para ordenadores de escritorio son de tipo ATX</text:p>
                </text:list-item>
                <text:list-item>
                  <text:p text:style-name="P16">Para equipos pequeños usan SFX, TFX u otros.</text:p>
                </text:list-item>
              </text:list>
            </text:list-item>
            <text:list-item>
              <text:p text:style-name="P16">Conectores. Es común que tengan el conector principal de la placa, conectores de 4 u 8 pines para la CPU, varios conectores SATA, IDE y floppy para unidades de almacenamiento, y posiblemente algún conector PCIe de 6 u 8 pines para tarjetas gráficas.</text:p>
            </text:list-item>
            <text:list-item>
              <text:p text:style-name="P16">Potencia. Es la cantidad de energía que es capaz de suministrar al equipo como máximo(en W)</text:p>
            </text:list-item>
            <text:list-item>
              <text:p text:style-name="P16">Eficiencia. Es la cantidad de energía que se aprovecha</text:p>
            </text:list-item>
            <text:list-item>
              <text:p text:style-name="P16">Modularidad. Tiene conectores donde se pueden conectar únicamente los cables que se requieran según los componentes que tengamos instalados en el equipo.</text:p>
            </text:list-item>
            <text:list-item>
              <text:p text:style-name="P16">Precio. Es importante adquirir fuentes de calidad, ya que una fuente barata puede romperse con facilidad y causar daños a otros componentes del equipo.</text:p>
            </text:list-item>
          </text:list>
        </text:list-item>
        <text:list-item>
          <text:p text:style-name="P14">Qué es la eficiencia energética y certificación 80 Plus de una fuente de alimentación.</text:p>
          <text:p text:style-name="P16">Una FA eficiente es capaz de aprovechar bien la energía que toma de la red eléctrica, mientras que la FA no eficiente desperdicia más energía en forma de calor generando mayor gasto.</text:p>
          <text:p text:style-name="P16">Existen certificaciones de eficiencia energética que marcan los rangos en los que las FA funcionan, la 80 Plus garantiza que una fuente tiene una eficiencia mínima del 80% cuando trabaja a cargas del 20%, 50% y 100% de su potencia indicada.</text:p>
        </text:list-item>
      </text:list>
      <text:p text:style-name="P15"/>
      <text:list xml:id="list5232870128819" text:continue-numbering="true" text:style-name="WW8Num1">
        <text:list-item>
          <text:p text:style-name="P14"><text:soft-page-break/>Qué función tiene el módulo r<text:span text:style-name="T3">e</text:span>gulador de voltaje de la placa base</text:p>
          <text:p text:style-name="P16">el VRM es un conjunto de componentes electrónicos cuya función es la de preparar el voltaje necesario para que la CPU funcione.</text:p>
          <text:p text:style-name="P16">La CPU se alimenta de la línea principal de 12V, pero el funcionamiento interno tiene lugar a aprox 1,2 o 1,3V <text:s text:c="56"/></text:p>
        </text:list-item>
        <text:list-item>
          <text:p text:style-name="P11"><draw:custom-shape text:anchor-type="char" draw:z-index="0" draw:name="Marco de texto 1" draw:style-name="gr1" draw:text-style-name="P22" svg:width="1.394cm" svg:height="0.914cm" svg:x="10.846cm" svg:y="-0.231cm"><text:p/><draw:enhanced-geometry svg:viewBox="0 0 21600 21600" draw:type="mso-spt202" draw:enhanced-path="M 0 0 L 21600 0 21600 21600 0 21600 0 0 Z N"/></draw:custom-shape>Indica las características de un microprocesador y explica lo más importante de cada una.</text:p>
          <text:p text:style-name="P17">Las funciones de la CPU se resumen en:</text:p>
          <text:list>
            <text:list-header>
              <text:p text:style-name="P17">Ejecutar secuencias de instrucciones que componen los programas</text:p>
              <text:p text:style-name="P17">Controlar el funcionamiento de otros elementos del equipo</text:p>
            </text:list-header>
          </text:list>
        </text:list-item>
      </text:list>
      <text:p text:style-name="P18"><text:tab/>La CPU consta de:</text:p>
      <text:p text:style-name="P18"><text:tab/><text:tab/>Registros. Pequeños espacios de memoria de pocos bits de tamaño, lo justo para <text:tab/><text:tab/><text:tab/><text:tab/>almacenar un dato, una instrucción, una dirección de memoria, etc.</text:p>
      <text:p text:style-name="P18"><text:tab/><text:tab/><text:tab/>Dentro de los registros encontramos. Acumulador(AC), contador de <text:tab/><text:tab/><text:tab/><text:tab/>programa(PC), registro de estado(SR), registro de instrucción(IR), registro de <text:tab/><text:tab/><text:tab/>dirección de memoria(MAR), registro de datos(MDR)</text:p>
      <text:p text:style-name="P18"><text:tab/><text:tab/>Buses internos. Son las líneas eléctricas que unen entre sí a ls distintos componentes.</text:p>
      <text:p text:style-name="P18"><text:tab/>Unidad aritmético-lógica(UAL o ALU)</text:p>
      <text:list xml:id="list5232547476031" text:continue-numbering="true" text:style-name="WW8Num1">
        <text:list-item>
          <text:p text:style-name="P14">Indica cómo se refrigera el procesador</text:p>
        </text:list-item>
        <text:list-item>
          <text:p text:style-name="P10"><text:span text:style-name="T1">Enuncia las características de la memoria RAM. </text:span><text:span text:style-name="T2">Explica qué es el dual-channel y qué beneficios aporta.</text:span></text:p>
        </text:list-item>
        <text:list-item>
          <text:p text:style-name="P3">Clasifica los dispositivos de memoria secundaria según su tecnología y pon ejemplos.</text:p>
        </text:list-item>
        <text:list-item>
          <text:p text:style-name="P5">Indica qué es un benchmark y para qué se utiliza.</text:p>
        </text:list-item>
        <text:list-item>
          <text:p text:style-name="P5">Indica las características de la memoria segundaria.</text:p>
        </text:list-item>
        <text:list-item>
          <text:p text:style-name="P5">Clasifica los dispositivos de almacenamiento según su tecnología de funcionamiento.</text:p>
        </text:list-item>
        <text:list-item>
          <text:p text:style-name="P4">Indica en una tabla las interfaces utilizadas para conectar los dispositivos de almacenamiento.</text:p>
        </text:list-item>
        <text:list-item>
          <text:p text:style-name="P7">Enuncia ejemplos de tarjetas de expansión. </text:p>
        </text:list-item>
        <text:list-item>
          <text:p text:style-name="P7">Indica los componentes de una tarjeta gráfica.</text:p>
        </text:list-item>
        <text:list-item>
          <text:p text:style-name="P8">Indica las interfaces de conexión de una tarjeta de red.</text:p>
        </text:list-item>
        <text:list-item>
          <text:p text:style-name="P8">Indica los estándares soportadas en tarjetes de red cableadas e inalámbricas.</text:p>
        </text:list-item>
        <text:list-item>
          <text:p text:style-name="P9">Indica las partes de un periférico.</text:p>
        </text:list-item>
        <text:list-item>
          <text:p text:style-name="P7">Clasifica los periféricos de entrada salida. Pon ejemplos de ello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WW8Num1z0"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9T16:40:55.045045091</meta:creation-date>
    <dc:date>2024-04-26T00:50:42.149000000</dc:date>
    <meta:editing-duration>PT7H2M11S</meta:editing-duration>
    <meta:editing-cycles>4</meta:editing-cycles>
    <meta:generator>LibreOffice/7.4.3.2$Windows_X86_64 LibreOffice_project/1048a8393ae2eeec98dff31b5c133c5f1d08b890</meta:generator>
    <meta:document-statistic meta:table-count="0" meta:image-count="0" meta:object-count="0" meta:page-count="3" meta:paragraph-count="65" meta:word-count="1019" meta:character-count="6365" meta:non-whitespace-character-count="5365"/>
  </office:meta>
</office:document-meta>
</file>